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 style:list-style-name="L4">
      <style:paragraph-properties fo:margin-top="0cm" fo:margin-bottom="0cm"/>
    </style:style>
    <style:style style:name="P12" style:family="paragraph" style:parent-style-name="Text_20_body" style:list-style-name="L5">
      <style:paragraph-properties fo:margin-top="0cm" fo:margin-bottom="0cm"/>
    </style:style>
    <style:style style:name="P13" style:family="paragraph" style:parent-style-name="Text_20_body" style:list-style-name="L6">
      <style:paragraph-properties fo:margin-top="0cm" fo:margin-bottom="0cm"/>
    </style:style>
    <style:style style:name="P14" style:family="paragraph" style:parent-style-name="Text_20_body" style:list-style-name="L7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2. <text:span text:style-name="Source_20_Text">@RequiredArgsConstructor</text:span></text:h>
      <text:list xml:id="list7109898458899088090" text:style-name="L1">
        <text:list-item>
          <text:p text:style-name="P8"><text:span text:style-name="Strong_20_Emphasis">설명</text:span>: <text:span text:style-name="Source_20_Text">@RequiredArgsConstructor</text:span>는 Lombok에서 제공하는 어노테이션으로, <text:span text:style-name="Source_20_Text">final</text:span>이나 <text:span text:style-name="Source_20_Text">@NonNull</text:span>로 선언된 필드를 초기화하는 생성자를 자동으로 생성합니다.</text:p>
        </text:list-item>
        <text:list-item>
          <text:p text:style-name="P8"><text:span text:style-name="Strong_20_Emphasis">역할</text:span>: 이 어노테이션을 사용하면 <text:span text:style-name="Source_20_Text">private final Repo repo;</text:span>와 같이 선언된 필드에 대해, 해당 필드를 초기화하는 생성자를 직접 작성할 필요가 없습니다. Lombok이 자동으로 생성자를 생성해 주므로 코드가 간결해집니다.</text:p>
        </text:list-item>
        <text:list-item>
          <text:p text:style-name="P1"><text:span text:style-name="Strong_20_Emphasis">예시</text:span>: 위의 <text:span text:style-name="Source_20_Text">ListObject</text:span> 클래스에서는 <text:span text:style-name="Source_20_Text">repo</text:span> 필드가 <text:span text:style-name="Source_20_Text">final</text:span>로 선언되어 있기 때문에, <text:span text:style-name="Source_20_Text">@RequiredArgsConstructor</text:span> 어노테이션이 붙으면 <text:span text:style-name="Source_20_Text">Repo</text:span> 객체를 매개변수로 받는 생성자가 자동으로 생성됩니다.</text:p>
        </text:list-item>
      </text:list>
      <text:h text:style-name="Heading_20_3" text:outline-level="3">3. <text:span text:style-name="Source_20_Text">private final Repo repo</text:span></text:h>
      <text:list xml:id="list3640438011188947952" text:style-name="L2">
        <text:list-item>
          <text:p text:style-name="P9"><text:span text:style-name="Strong_20_Emphasis">설명</text:span>: 이 필드는 Spring Data JPA의 리포지토리 인터페이스인 <text:span text:style-name="Source_20_Text">Repo</text:span>를 참조합니다. 이 필드는 <text:span text:style-name="Source_20_Text">final</text:span>로 선언되어 있어, 한 번 초기화되면 변경할 수 없습니다.</text:p>
        </text:list-item>
        <text:list-item>
          <text:p text:style-name="P2"><text:span text:style-name="Strong_20_Emphasis">역할</text:span>: 이 필드는 데이터베이스에서 <text:span text:style-name="Source_20_Text">Item</text:span> 엔티티를 조회하거나 저장하는 데 사용됩니다. <text:span text:style-name="Source_20_Text">@RequiredArgsConstructor</text:span> 어노테이션을 통해 생성자 주입이 자동으로 이루어집니다.</text:p>
        </text:list-item>
      </text:list>
      <text:h text:style-name="Heading_20_3" text:outline-level="3">4. <text:span text:style-name="Source_20_Text">@GetMapping("/list")</text:span></text:h>
      <text:list xml:id="list6310104248634152449" text:style-name="L3">
        <text:list-item>
          <text:p text:style-name="P10"><text:span text:style-name="Strong_20_Emphasis">설명</text:span>: <text:span text:style-name="Source_20_Text">@GetMapping</text:span>은 Spring MVC에서 GET 요청을 특정 URL에 매핑하는 어노테이션입니다.</text:p>
        </text:list-item>
        <text:list-item>
          <text:p text:style-name="P3"><text:span text:style-name="Strong_20_Emphasis">역할</text:span>: 이 어노테이션을 통해 <text:span text:style-name="Source_20_Text">/list</text:span> 경로로 들어오는 GET 요청을 <text:span text:style-name="Source_20_Text">list()</text:span> 메서드가 처리하도록 매핑합니다. 이 경로로 요청이 들어오면 <text:span text:style-name="Source_20_Text">list()</text:span> 메서드가 실행됩니다.</text:p>
        </text:list-item>
      </text:list>
      <text:h text:style-name="Heading_20_3" text:outline-level="3">5. <text:span text:style-name="Source_20_Text">List&lt;Item&gt; list(Model model)</text:span></text:h>
      <text:list xml:id="list3963236851493551796" text:style-name="L4">
        <text:list-item>
          <text:p text:style-name="P11"><text:span text:style-name="Strong_20_Emphasis">설명</text:span>: 이 메서드는 <text:span text:style-name="Source_20_Text">/list</text:span> URL로 들어오는 GET 요청을 처리하며, <text:span text:style-name="Source_20_Text">List&lt;Item&gt;</text:span>을 반환합니다.</text:p>
        </text:list-item>
        <text:list-item>
          <text:p text:style-name="P11"><text:span text:style-name="Strong_20_Emphasis">역할</text:span>:</text:p>
          <text:list>
            <text:list-item>
              <text:p text:style-name="P11"><text:span text:style-name="Strong_20_Emphasis"><text:span text:style-name="Source_20_Text">repo.findAll()</text:span></text:span>: <text:span text:style-name="Source_20_Text">Repo</text:span> 리포지토리를 사용하여 데이터베이스에서 모든 <text:span text:style-name="Source_20_Text">Item</text:span> 엔티티를 조회하고, 결과를 리스트 형태로 반환합니다.</text:p>
            </text:list-item>
            <text:list-item>
              <text:p text:style-name="P11"><text:span text:style-name="Strong_20_Emphasis"><text:span text:style-name="Source_20_Text">model.addAttribute("items", result)</text:span></text:span>: 조회한 <text:span text:style-name="Source_20_Text">Item</text:span> 리스트를 <text:span text:style-name="Source_20_Text">model</text:span> 객체에 "items"라는 이름으로 추가합니다. 이 모델은 뷰(View)로 전달되어, 뷰에서 해당 데이터를 사용할 수 있게 됩니다.</text:p>
            </text:list-item>
            <text:list-item>
              <text:p text:style-name="P4"><text:span text:style-name="Strong_20_Emphasis"><text:span text:style-name="Source_20_Text">return result</text:span></text:span>: 조회한 <text:span text:style-name="Source_20_Text">Item</text:span> 리스트를 반환합니다. 이 반환된 리스트는 컨트롤러의 뷰로 전달됩니다.</text:p>
            </text:list-item>
          </text:list>
        </text:list-item>
      </text:list>
      <text:h text:style-name="Heading_20_3" text:outline-level="3">6. <text:span text:style-name="Source_20_Text">model.addAttribute(String key, Object value)</text:span></text:h>
      <text:list xml:id="list7573632320675358006" text:style-name="L5">
        <text:list-item>
          <text:p text:style-name="P12"><text:span text:style-name="Strong_20_Emphasis">설명</text:span>: <text:span text:style-name="Source_20_Text">Model</text:span> 객체는 뷰로 전달할 데이터를 담는 컨테이너 역할을 합니다.</text:p>
        </text:list-item>
        <text:list-item>
          <text:p text:style-name="P5"><text:span text:style-name="Strong_20_Emphasis">역할</text:span>: <text:span text:style-name="Source_20_Text">addAttribute</text:span> 메서드는 뷰에서 사용할 데이터를 <text:span text:style-name="Source_20_Text">Model</text:span>에 추가합니다. 여기서는 <text:span text:style-name="Source_20_Text">key</text:span>로 "items", <text:span text:style-name="Source_20_Text">value</text:span>로 <text:span text:style-name="Source_20_Text">result</text:span> 리스트를 추가하고 있습니다. 이 데이터는 이후에 뷰 템플릿(예: HTML 파일)에서 참조할 수 있습니다.</text:p>
        </text:list-item>
      </text:list>
      <text:h text:style-name="Heading_20_3" text:outline-level="3"><text:soft-page-break/>7. <text:span text:style-name="Source_20_Text">var a = new Item();</text:span></text:h>
      <text:list xml:id="list7072671167203747857" text:style-name="L6">
        <text:list-item>
          <text:p text:style-name="P13"><text:span text:style-name="Strong_20_Emphasis">설명</text:span>: <text:span text:style-name="Source_20_Text">var</text:span>는 자바 10부터 도입된 지역 변수 타입 추론 기능입니다. 선언된 변수의 타입을 자동으로 추론하여 결정합니다.</text:p>
        </text:list-item>
        <text:list-item>
          <text:p text:style-name="P6"><text:span text:style-name="Strong_20_Emphasis">역할</text:span>: 여기서는 새로운 <text:span text:style-name="Source_20_Text">Item</text:span> 객체를 생성하고, 이를 <text:span text:style-name="Source_20_Text">a</text:span> 변수에 할당합니다. <text:span text:style-name="Source_20_Text">Item</text:span> 클래스의 기본 생성자가 호출됩니다.</text:p>
        </text:list-item>
      </text:list>
      <text:h text:style-name="Heading_20_3" text:outline-level="3">8. <text:span text:style-name="Source_20_Text">System.out.println(a.toString());</text:span></text:h>
      <text:list xml:id="list1408502093390900503" text:style-name="L7">
        <text:list-item>
          <text:p text:style-name="P14"><text:span text:style-name="Strong_20_Emphasis">설명</text:span>: 이 코드는 <text:span text:style-name="Source_20_Text">a</text:span> 객체의 <text:span text:style-name="Source_20_Text">toString()</text:span> 메서드를 호출하여 콘솔에 출력합니다.</text:p>
        </text:list-item>
        <text:list-item>
          <text:p text:style-name="P7"><text:span text:style-name="Strong_20_Emphasis">역할</text:span>: <text:span text:style-name="Source_20_Text">@ToString</text:span> 어노테이션이 <text:span text:style-name="Source_20_Text">Item</text:span> 클래스에 적용되어 있으므로, <text:span text:style-name="Source_20_Text">a.toString()</text:span>은 <text:span text:style-name="Source_20_Text">Item</text:span> 객체의 필드 값을 포함한 문자열을 반환합니다. 이 문자열은 디버깅 목적으로 콘솔에 출력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9T19:43:05.79</meta:creation-date>
    <meta:document-statistic meta:table-count="0" meta:image-count="0" meta:object-count="0" meta:page-count="2" meta:paragraph-count="25" meta:word-count="933" meta:character-count="1753"/>
    <dc:date>2024-08-19T20:01:57.79</dc:date>
    <meta:editing-duration>PT3M43S</meta:editing-duration>
    <meta:editing-cycles>1</meta:editing-cycles>
    <meta:generator>OpenOffice/4.1.15$Win32 OpenOffice.org_project/4115m2$Build-9813</meta:generator>
  </office:meta>
</office:document-meta>
</file>